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A8000002A2D577615FC8123FED.png" manifest:media-type="image/png"/>
  <manifest:file-entry manifest:full-path="Pictures/100000010000012C0000012C7E2C967D37B15E07.png" manifest:media-type="image/png"/>
  <manifest:file-entry manifest:full-path="Pictures/100000000000002000000020839EBFB02D09F2D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79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false" draw:fit-to-size="true" style:shrink-to-fit="false" fo:min-height="4.19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4000" loext:opacity="100%" fo:text-shadow="1pt 1pt" style:font-relief="none"/>
    </style:style>
    <style:style style:name="P3" style:family="paragraph">
      <loext:graphic-properties draw:fill="none" draw:fill-color="#ffffff"/>
      <style:text-properties fo:color="#ff4000" loext:opacity="100%" loext:color-lum-mod="100%" loext:color-lum-off="0%" style:font-name="Liberation Mono2" fo:text-shadow="1pt 1pt" style:font-relief="none"/>
    </style:style>
    <style:style style:name="T1" style:family="text">
      <style:text-properties fo:color="#ff4000" loext:opacity="100%" style:font-name="Liberation Mono2" fo:text-shadow="1pt 1pt" style:font-relief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g>
              <draw:frame draw:style-name="gr2" draw:text-style-name="P1" draw:layer="layout" svg:width="12.293cm" svg:height="12.293cm" draw:transform="rotate (-0.619417351532788) translate (5.502cm 1cm)">
                <draw:image xlink:href="Pictures/100000010000012C0000012C7E2C967D37B15E07.png" xlink:type="simple" xlink:show="embed" xlink:actuate="onLoad" draw:mime-type="image/png">
                  <text:p/>
                </draw:image>
              </draw:frame>
              <draw:frame draw:style-name="gr3" draw:text-style-name="P1" draw:layer="layout" svg:width="6.236cm" svg:height="6.179cm" svg:x="6.686cm" svg:y="6.043cm">
                <draw:image xlink:href="Pictures/10000001000002A8000002A2D577615FC8123FED.png" xlink:type="simple" xlink:show="embed" xlink:actuate="onLoad" draw:mime-type="image/png">
                  <text:p/>
                </draw:image>
              </draw:frame>
            </draw:g>
          </draw:g>
          <draw:frame draw:style-name="gr4" draw:text-style-name="P3" draw:layer="layout" svg:width="12.7cm" svg:height="2.169cm" svg:x="14.24cm" svg:y="8.991cm">
            <draw:text-box>
              <text:p text:style-name="P2"><text:span text:style-name="T1">sputnik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21d3d4" draw:marker-start-width="0.2cm" draw:marker-start-center="false" draw:marker-end-width="0.2cm" draw:marker-end-center="false" draw:fill="solid" draw:fill-color="#21d3d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cc0000" draw:fill-gradient-name="Gradient_20_1" draw:fill-hatch-name="Red_20_90_20_Degrees_20_Crossed_20_1" draw:fill-image-name="Bitmap_20_1" draw:shadow-offset-x="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7T15:40:52.771044962</dc:date>
    <meta:editing-duration>PT2H56M52S</meta:editing-duration>
    <meta:editing-cycles>12</meta:editing-cycles>
    <meta:generator>LibreOffice/7.5.3.2$Linux_X86_64 LibreOffice_project/50$Build-2</meta:generator>
    <meta:document-statistic meta:object-count="6"/>
  </office:meta>
</office:document-meta>
</file>